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03B81FED99D.png" manifest:media-type="image/png"/>
  <manifest:file-entry manifest:full-path="Pictures/10000001000002530000003B00482481.png" manifest:media-type="image/png"/>
  <manifest:file-entry manifest:full-path="Pictures/10000001000002530000003BF1AB9648.png" manifest:media-type="image/png"/>
  <manifest:file-entry manifest:full-path="Pictures/10000001000002530000003B4107BF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mono" svg:font-family="mono" style:font-pitch="fixed"/>
  </office:font-face-decls>
  <office:automatic-styles>
    <style:style style:name="Table1" style:family="table">
      <style:table-properties style:width="6.5in" table:align="center" style:may-break-between-rows="true" table:border-model="collapsing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5in"/>
    </style:style>
    <style:style style:name="Table1.E" style:family="table-column">
      <style:table-column-properties style:column-width="4.2708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129">
      <style:table-cell-properties fo:background-color="transparent" fo:padding="0in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4" style:family="table-cell" style:data-style-name="N129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36in" table:align="center" style:may-break-between-rows="true" table:border-model="collapsing"/>
    </style:style>
    <style:style style:name="Table2.A" style:family="table-column">
      <style:table-column-properties style:column-width="0.634in"/>
    </style:style>
    <style:style style:name="Table2.B" style:family="table-column">
      <style:table-column-properties style:column-width="0.6299in"/>
    </style:style>
    <style:style style:name="Table2.C" style:family="table-column">
      <style:table-column-properties style:column-width="1.7972in"/>
    </style:style>
    <style:style style:name="Table2.D" style:family="table-column">
      <style:table-column-properties style:column-width="0.7528in"/>
    </style:style>
    <style:style style:name="Table2.E" style:family="table-column">
      <style:table-column-properties style:column-width="0.7451in"/>
    </style:style>
    <style:style style:name="Table2.F" style:family="table-column">
      <style:table-column-properties style:column-width="2.3646in"/>
    </style:style>
    <style:style style:name="Table2.1" style:family="table-row">
      <style:table-row-properties style:min-row-height="0.2104in"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2104in"/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orizontal_20_Line">
      <style:paragraph-properties fo:text-align="start" style:justify-single-word="false"/>
      <style:text-properties style:font-name="URW Bookman1" fo:font-size="18pt" fo:font-style="normal" fo:font-weight="normal" officeooo:rsid="0005c516" officeooo:paragraph-rsid="0005c516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099b6b" style:font-size-asian="14pt" style:font-style-asian="normal" style:font-weight-asian="normal" style:font-size-complex="14pt" style:font-style-complex="normal" style:font-weight-complex="normal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font-size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087f4" officeooo:paragraph-rsid="000f1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11ddf" officeooo:paragraph-rsid="00111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7f1c" officeooo:paragraph-rsid="00137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42cb9" officeooo:paragraph-rsid="00142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9ca00" officeooo:paragraph-rsid="0019c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d18d6" officeooo:paragraph-rsid="000d1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2c88" officeooo:paragraph-rsid="001b2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49e1" officeooo:paragraph-rsid="001b4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7a7c" officeooo:paragraph-rsid="001b7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d137c" officeooo:paragraph-rsid="001d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e0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1c00" officeooo:paragraph-rsid="00131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29045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style:font-name="URW Bookman1" fo:font-size="2pt" fo:font-style="normal" style:text-underline-style="none" fo:font-weight="normal" officeooo:rsid="0005c516" officeooo:paragraph-rsid="002b8d65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2b8d6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style:font-name="URW Bookman1" fo:font-size="12pt" fo:font-style="normal" style:text-underline-style="none" fo:font-weight="normal" officeooo:rsid="002b8d65" officeooo:paragraph-rsid="002b8d6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99b6b"/>
    </style:style>
    <style:style style:name="T2" style:family="text">
      <style:text-properties style:font-name="URW Bookman" officeooo:rsid="00099b6b"/>
    </style:style>
    <style:style style:name="T3" style:family="text">
      <style:text-properties officeooo:rsid="001b2c88"/>
    </style:style>
    <style:style style:name="T4" style:family="text">
      <style:text-properties officeooo:rsid="00111ddf"/>
    </style:style>
    <style:style style:name="T5" style:family="text">
      <style:text-properties officeooo:rsid="001b49e1"/>
    </style:style>
    <style:style style:name="T6" style:family="text">
      <style:text-properties officeooo:rsid="00303056"/>
    </style:style>
    <style:style style:name="T7" style:family="text">
      <style:text-properties officeooo:rsid="001f9a3f"/>
    </style:style>
    <style:style style:name="T8" style:family="text">
      <style:text-properties officeooo:rsid="001b7a7c"/>
    </style:style>
    <style:style style:name="T9" style:family="text">
      <style:text-properties officeooo:rsid="0020c4c1"/>
    </style:style>
    <style:style style:name="T10" style:family="text">
      <style:text-properties officeooo:rsid="00229045"/>
    </style:style>
    <style:style style:name="T11" style:family="text">
      <style:text-properties officeooo:rsid="002b8d65"/>
    </style:style>
    <style:style style:name="T12" style:family="text">
      <style:text-properties officeooo:rsid="002e599d"/>
    </style:style>
    <style:style style:name="T13" style:family="text">
      <style:text-properties officeooo:rsid="002c94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ão de Referência</text:p>
      <text:p text:style-name="P2">Formatos de Instrução</text:p>
      <text:p text:style-name="P2"><draw:line text:anchor-type="paragraph" draw:z-index="4" draw:name="Vertical line 1" draw:style-name="gr1" draw:text-style-name="P3" svg:x1="0.9362in" svg:y1="2.0626in" svg:x2="0.9362in" svg:y2="7.5244in"><text:p/></draw:line><draw:line text:anchor-type="paragraph" draw:z-index="7" draw:name="Vertical line 4" draw:style-name="gr2" draw:text-style-name="P4" svg:x1="2.439in" svg:y1="2.0551in" svg:x2="2.439in" svg:y2="7.5185in"><text:p/></draw:line><draw:line text:anchor-type="paragraph" draw:z-index="6" draw:name="Vertical line 3" draw:style-name="gr2" draw:text-style-name="P4" svg:x1="1.9409in" svg:y1="2.0602in" svg:x2="1.9409in" svg:y2="7.5154in"><text:p/></draw:line><draw:frame draw:style-name="fr1" draw:name="Image1" text:anchor-type="char" svg:y="-0.0283in" svg:width="5.4354in" svg:height="0.5374in" draw:z-index="0"><draw:image xlink:href="Pictures/10000001000002530000003B4107BF60.png" xlink:type="simple" xlink:show="embed" xlink:actuate="onLoad" draw:mime-type="image/png"/></draw:frame><draw:frame draw:style-name="fr2" draw:name="Image1 Copy 1" text:anchor-type="char" svg:x="0.7453in" svg:y="0.3654in" svg:width="5.4354in" svg:height="0.5374in" draw:z-index="1"><draw:image xlink:href="Pictures/10000001000002530000003BF1AB9648.png" xlink:type="simple" xlink:show="embed" xlink:actuate="onLoad" draw:mime-type="image/png"/></draw:frame><draw:frame draw:style-name="fr2" draw:name="Image1 Copy 1 Copy 1" text:anchor-type="char" svg:x="0.7453in" svg:y="0.7591in" svg:width="5.4354in" svg:height="0.5374in" draw:z-index="2"><draw:image xlink:href="Pictures/10000001000002530000003B00482481.png" xlink:type="simple" xlink:show="embed" xlink:actuate="onLoad" draw:mime-type="image/png"/></draw:frame><draw:frame draw:style-name="fr2" draw:name="Image1 Copy 1 Copy 1 Copy 1" text:anchor-type="char" svg:x="0.7453in" svg:y="1.1528in" svg:width="5.4354in" svg:height="0.5374in" draw:z-index="3"><draw:image xlink:href="Pictures/10000001000002530000003B81FED99D.png" xlink:type="simple" xlink:show="embed" xlink:actuate="onLoad" draw:mime-type="image/png"/></draw:frame><text:span text:style-name="T1">Tabela de Instruções</text:span><text:span text:style-name="T2"/></text:p>
      <table:table table:name="Table1" table:style-name="Table1" table:template-name="Academic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5">INS</text:p>
          </table:table-cell>
          <table:table-cell table:style-name="Table1.A1" office:value-type="string">
            <text:p text:style-name="P5"><draw:line text:anchor-type="char" draw:z-index="5" draw:name="Vertical line 2" draw:style-name="gr3" draw:text-style-name="P3" svg:x1="0.4929in" svg:y1="0.0047in" svg:x2="0.4929in" svg:y2="5.4665in"><text:p/></draw:line>FMT</text:p>
          </table:table-cell>
          <table:table-cell table:style-name="Table1.A1" office:value-type="string">
            <text:p text:style-name="P5">OPC</text:p>
          </table:table-cell>
          <table:table-cell table:style-name="Table1.A1" office:value-type="string">
            <text:p text:style-name="P5">FN3</text:p>
          </table:table-cell>
          <table:table-cell table:style-name="Table1.A1" office:value-type="string">
            <text:p text:style-name="P6"><text:s/>DESC</text:p>
          </table:table-cell>
        </table:table-row>
        <table:table-row table:style-name="Table1.1">
          <table:table-cell table:style-name="Table1.A2" office:value-type="string">
            <text:p text:style-name="P7">add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1">
            <text:p text:style-name="P9">0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1"><text:s/><text:span text:style-name="T3">rd</text:span> ← rs1 + rs2</text:p>
          </table:table-cell>
        </table:table-row>
        <table:table-row table:style-name="Table1.1">
          <table:table-cell table:style-name="Table1.A2" office:value-type="string">
            <text:p text:style-name="P8">sub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1"><text:s/><text:span text:style-name="T3">rd</text:span> ← rs1 -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ul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A2" office:value-type="string">
            <text:p text:style-name="P11"><text:s/><text:span text:style-name="T3">rd</text:span> ← rs1 *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div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A2" office:value-type="string">
            <text:p text:style-name="P11"><text:s/><text:span text:style-name="T3">rd</text:span> ← rs1 /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od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1"><text:s/>rd ← rs1 %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and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11"><text:s/>rd ← rs1 &amp;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or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11"><text:s/>rd ← rs1 |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xor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13"><text:s/>rd ←<text:span text:style-name="T5"> rs1 ^ rs2</text:span>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add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4"><text:s/>rd ← rs1 +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lw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5"><text:s/>rd ← <text:span text:style-name="T6">MD[rs1 + imm]</text:span>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jalr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A2" office:value-type="string">
            <text:p text:style-name="P15"><text:s/>rd ← <text:span text:style-name="T6">(</text:span>ip + <text:span text:style-name="T7">1</text:span><text:span text:style-name="T6">)</text:span> ; ip ← <text:span text:style-name="T6">(rs1 + imm)</text:span>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sll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A2" office:value-type="string">
            <text:p text:style-name="P16"><text:s/>rd <text:span text:style-name="T8">←</text:span> rs1 &lt;&lt;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od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6"><text:s/>rd <text:span text:style-name="T8">←</text:span> rs1 % imm</text:p>
          </table:table-cell>
        </table:table-row>
        <table:table-row table:style-name="Table1.1">
          <table:table-cell table:style-name="Table1.A2" office:value-type="string">
            <text:p text:style-name="P8">and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17"><text:s/>rd <text:span text:style-name="T8">←</text:span> rs1 &amp; imm</text:p>
          </table:table-cell>
        </table:table-row>
        <table:table-row table:style-name="Table1.1">
          <table:table-cell table:style-name="Table1.A2" office:value-type="string">
            <text:p text:style-name="P8">or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17"><text:s/>rd <text:span text:style-name="T8">←</text:span> rs1 | imm</text:p>
          </table:table-cell>
        </table:table-row>
        <table:table-row table:style-name="Table1.1">
          <table:table-cell table:style-name="Table1.A2" office:value-type="string">
            <text:p text:style-name="P8">xor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17"><text:s/>rd <text:span text:style-name="T8">←</text:span> rs1 ^ imm</text:p>
          </table:table-cell>
        </table:table-row>
        <table:table-row table:style-name="Table1.1">
          <table:table-cell table:style-name="Table1.A2" office:value-type="string">
            <text:p text:style-name="P8">sw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7"><text:s/><text:span text:style-name="T6">MD[rs1 + imm]</text:span> <text:span text:style-name="T8">←</text:span> rs2</text:p>
          </table:table-cell>
        </table:table-row>
        <table:table-row table:style-name="Table1.1">
          <table:table-cell table:style-name="Table1.A2" office:value-type="string">
            <text:p text:style-name="P8">halt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8"><text:s/><text:span text:style-name="T7">ip </text:span><text:span text:style-name="T8">←</text:span><text:span text:style-name="T7"> ip</text:span></text:p>
          </table:table-cell>
        </table:table-row>
        <table:table-row table:style-name="Table1.1">
          <table:table-cell table:style-name="Table1.A2" office:value-type="string">
            <text:p text:style-name="P8">beq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9"><text:s/>(rs1 ==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ne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20"><text:s/>(rs1 <text:span text:style-name="T10">!</text:span>=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ge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20"><text:s/>(rs1 <text:span text:style-name="T10">&gt;=</text:span>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lt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20"><text:s/>(rs1 <text:span text:style-name="T10">&lt;</text:span>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4" office:value-type="string">
            <text:p text:style-name="P8">li</text:p>
          </table:table-cell>
          <table:table-cell table:style-name="Table1.B24" office:value-type="string">
            <text:p text:style-name="P8">L</text:p>
          </table:table-cell>
          <table:table-cell table:style-name="Table1.C24" office:value-type="float" office:value="11">
            <text:p text:style-name="P9">11</text:p>
          </table:table-cell>
          <table:table-cell table:style-name="Table1.C24" office:value-type="float" office:value="0">
            <text:p text:style-name="P21">---</text:p>
          </table:table-cell>
          <table:table-cell table:style-name="Table1.E24" office:value-type="string">
            <text:p text:style-name="P22"><text:s/>rd[15:0] <text:span text:style-name="T8">←</text:span> imm[15:0]</text:p>
          </table:table-cell>
        </table:table-row>
      </table:table>
      <text:p text:style-name="P23"/>
      <text:p text:style-name="P24"><draw:line text:anchor-type="paragraph" draw:z-index="9" draw:name="Vertical line 6" draw:style-name="gr2" draw:text-style-name="P3" svg:x1="1.2638in" svg:y1="0.3681in" svg:x2="1.2638in" svg:y2="1.4126in"><text:p/></draw:line><draw:line text:anchor-type="paragraph" draw:z-index="10" draw:name="Vertical line 7" draw:style-name="gr2" draw:text-style-name="P3" svg:x1="3.061in" svg:y1="0.3661in" svg:x2="3.061in" svg:y2="1.4161in"><text:p/></draw:line><draw:line text:anchor-type="paragraph" draw:z-index="11" draw:name="Vertical line 8" draw:style-name="gr2" draw:text-style-name="P3" svg:x1="3.0425in" svg:y1="0.3717in" svg:x2="3.0425in" svg:y2="1.4217in"><text:p/></draw:line><draw:line text:anchor-type="paragraph" draw:z-index="12" draw:name="Vertical line 9" draw:style-name="gr2" draw:text-style-name="P3" svg:x1="3.8138in" svg:y1="0.3661in" svg:x2="3.8138in" svg:y2="1.4177in"><text:p/></draw:line><draw:line text:anchor-type="paragraph" draw:z-index="13" draw:name="Vertical line 10" draw:style-name="gr2" draw:text-style-name="P3" svg:x1="4.5598in" svg:y1="0.3665in" svg:x2="4.5598in" svg:y2="1.4181in"><text:p/></draw:line><text:span text:style-name="T11">Registradores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5">REG</text:p>
          </table:table-cell>
          <table:table-cell table:style-name="Table2.A1" office:value-type="string">
            <text:p text:style-name="P25"><draw:line text:anchor-type="paragraph" draw:z-index="8" draw:name="Vertical line 5" draw:style-name="gr2" draw:text-style-name="P4" svg:x1="0.0016in" svg:y1="-0.0004in" svg:x2="0.0016in" svg:y2="1.0504in"><text:p/></draw:line>ALIAS</text:p>
          </table:table-cell>
          <table:table-cell table:style-name="Table2.A1" office:value-type="string">
            <text:p text:style-name="P26"><text:s/>DESC</text:p>
          </table:table-cell>
          <table:table-cell table:style-name="Table2.A1" office:value-type="string">
            <text:p text:style-name="P27">REG</text:p>
          </table:table-cell>
          <table:table-cell table:style-name="Table2.A1" office:value-type="string">
            <text:p text:style-name="P27">ALIAS</text:p>
          </table:table-cell>
          <table:table-cell table:style-name="Table2.A1" office:value-type="string">
            <text:p text:style-name="P28"><text:span text:style-name="T12"><text:s/></text:span>DESC</text:p>
          </table:table-cell>
        </table:table-row>
        <table:table-row table:style-name="Table2.1">
          <table:table-cell table:style-name="Table2.A2" office:value-type="string">
            <text:p text:style-name="P25">r0</text:p>
          </table:table-cell>
          <table:table-cell table:style-name="Table2.A2" office:value-type="string">
            <text:p text:style-name="P25">r0</text:p>
          </table:table-cell>
          <table:table-cell table:style-name="Table2.A2" office:value-type="string">
            <text:p text:style-name="P26"><text:s/>const<text:span text:style-name="T13">ante</text:span> zero</text:p>
          </table:table-cell>
          <table:table-cell table:style-name="Table2.A2" office:value-type="string">
            <text:p text:style-name="P27">r4..r7</text:p>
          </table:table-cell>
          <table:table-cell table:style-name="Table2.A2" office:value-type="string">
            <text:p text:style-name="P27">rt0..rt3</text:p>
          </table:table-cell>
          <table:table-cell table:style-name="Table2.A2" office:value-type="string">
            <text:p text:style-name="P28"><text:s/>temporários</text:p>
          </table:table-cell>
        </table:table-row>
        <table:table-row table:style-name="Table2.1">
          <table:table-cell table:style-name="Table2.A2" office:value-type="string">
            <text:p text:style-name="P25">r1</text:p>
          </table:table-cell>
          <table:table-cell table:style-name="Table2.A2" office:value-type="string">
            <text:p text:style-name="P25">rad</text:p>
          </table:table-cell>
          <table:table-cell table:style-name="Table2.A2" office:value-type="string">
            <text:p text:style-name="P26"><text:s/>end<text:span text:style-name="T13">ereço de</text:span> retorno</text:p>
          </table:table-cell>
          <table:table-cell table:style-name="Table2.A2" office:value-type="string">
            <text:p text:style-name="P27">r8..r11</text:p>
          </table:table-cell>
          <table:table-cell table:style-name="Table2.A2" office:value-type="string">
            <text:p text:style-name="P27">rs0..rs3</text:p>
          </table:table-cell>
          <table:table-cell table:style-name="Table2.A2" office:value-type="string">
            <text:p text:style-name="P28"><text:s/>salvos</text:p>
          </table:table-cell>
        </table:table-row>
        <table:table-row table:style-name="Table2.1">
          <table:table-cell table:style-name="Table2.A2" office:value-type="string">
            <text:p text:style-name="P25">r2</text:p>
          </table:table-cell>
          <table:table-cell table:style-name="Table2.A2" office:value-type="string">
            <text:p text:style-name="P25">rbp</text:p>
          </table:table-cell>
          <table:table-cell table:style-name="Table2.A2" office:value-type="string">
            <text:p text:style-name="P29"><text:s/>base pointer</text:p>
          </table:table-cell>
          <table:table-cell table:style-name="Table2.A2" office:value-type="string">
            <text:p text:style-name="P27">r12</text:p>
          </table:table-cell>
          <table:table-cell table:style-name="Table2.A2" office:value-type="string">
            <text:p text:style-name="P27">ra0</text:p>
          </table:table-cell>
          <table:table-cell table:style-name="Table2.A2" office:value-type="string">
            <text:p text:style-name="P30"><text:s/>valor de retorno / arg. func.</text:p>
          </table:table-cell>
        </table:table-row>
        <table:table-row table:style-name="Table2.5">
          <table:table-cell table:style-name="Table2.A5" office:value-type="string">
            <text:p text:style-name="P27">r3</text:p>
          </table:table-cell>
          <table:table-cell table:style-name="Table2.A5" office:value-type="string">
            <text:p text:style-name="P27">rsp</text:p>
          </table:table-cell>
          <table:table-cell table:style-name="Table2.A5" office:value-type="string">
            <text:p text:style-name="P28"><text:s/>stack pointer</text:p>
          </table:table-cell>
          <table:table-cell table:style-name="Table2.A5" office:value-type="string">
            <text:p text:style-name="P31">r13..r15</text:p>
          </table:table-cell>
          <table:table-cell table:style-name="Table2.A5" office:value-type="string">
            <text:p text:style-name="P31">ra1..ra3</text:p>
          </table:table-cell>
          <table:table-cell table:style-name="Table2.A5" office:value-type="string">
            <text:p text:style-name="P30"><text:s/>argumentos de função</text:p>
          </table:table-cell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  <style:font-face style:name="mono" svg:font-family="mono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text-style style:name="N129">
      <number:text-content/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14.122943635</meta:creation-date>
    <dc:date>2024-11-19T10:14:12.244600914</dc:date>
    <meta:editing-duration>PT1H32M31S</meta:editing-duration>
    <meta:editing-cycles>40</meta:editing-cycles>
    <meta:generator>LibreOffice/24.8.3.2$Linux_X86_64 LibreOffice_project/480$Build-2</meta:generator>
    <meta:print-date>2024-11-18T15:07:23.088736227</meta:print-date>
    <meta:printed-by>PDF files</meta:printed-by>
    <meta:document-statistic meta:table-count="2" meta:image-count="4" meta:object-count="0" meta:page-count="2" meta:paragraph-count="154" meta:word-count="306" meta:character-count="1039" meta:non-whitespace-character-count="842"/>
  </office:meta>
</office:document-meta>
</file>